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94cm" table:align="center" style:writing-mode="lr-tb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8.334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5.027cm"/>
    </style:style>
    <style:style style:name="Table1.F" style:family="table-column">
      <style:table-column-properties style:column-width="4.069cm"/>
    </style:style>
    <style:style style:name="Table1.A1" style:family="table-cell">
      <style:table-cell-properties style:vertical-align="middle" fo:padding="0.097cm" fo:border="1pt solid #000000"/>
    </style:style>
    <style:style style:name="Table1.A2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0" style:family="paragraph" style:parent-style-name="Standard" style:master-pag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font-size="8pt" style:font-size-asian="8pt" style:font-size-complex="8pt"/>
    </style:style>
    <style:style style:name="T1" style:family="text"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2" style:family="text"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S</text:span><text:span text:style-name="T2"> 192 </text:span><text:span text:style-name="T2">Software</text:span><text:span text:style-name="T2"> </text:span><text:span text:style-name="T2">Engineering</text:span><text:span text:style-name="T2"> </text:span><text:span text:style-name="T2">II</text:span></text:p>
      <text:p text:style-name="P4"><text:span text:style-name="T2">Implementation</text:span><text:span text:style-name="T2"> </text:span><text:span text:style-name="T2">Plan</text:span></text:p>
      <text:p text:style-name="P5"/>
      <text:p text:style-name="P13"/>
      <text:p text:style-name="P4"><text:span text:style-name="T1">In</text:span><text:span text:style-name="T1"> </text:span><text:span text:style-name="T1">this</text:span><text:span text:style-name="T1"> </text:span><text:span text:style-name="T1">sheet</text:span><text:span text:style-name="T1">, </text:span><text:span text:style-name="T1">record</text:span><text:span text:style-name="T1"> </text:span><text:span text:style-name="T1">planned</text:span><text:span text:style-name="T1"> </text:span><text:span text:style-name="T1">activities</text:span><text:span text:style-name="T1"> </text:span><text:span text:style-name="T1">for</text:span><text:span text:style-name="T1"> </text:span><text:span text:style-name="T1">the</text:span><text:span text:style-name="T1"> </text:span><text:span text:style-name="T1">sprint</text:span><text:span text:style-name="T1">. <text:s/></text:span><text:span text:style-name="T1">This</text:span><text:span text:style-name="T1"> </text:span><text:span text:style-name="T1">should</text:span><text:span text:style-name="T1"> </text:span><text:span text:style-name="T1">be</text:span><text:span text:style-name="T1"> </text:span><text:span text:style-name="T1">updated</text:span><text:span text:style-name="T1"> </text:span><text:span text:style-name="T1">per</text:span><text:span text:style-name="T1"> </text:span><text:span text:style-name="T1">sprint</text:span><text:span text:style-name="T1"> </text:span><text:span text:style-name="T1">and</text:span><text:span text:style-name="T1"> </text:span><text:span text:style-name="T1">submitted</text:span><text:span text:style-name="T1"> </text:span><text:span text:style-name="T1">to</text:span><text:span text:style-name="T1"> </text:span><text:span text:style-name="T1">the</text:span><text:span text:style-name="T1"> </text:span><text:span text:style-name="T1">instructor</text:span><text:span text:style-name="T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<text:span text:style-name="T2">Sprint</text:span><text:span text:style-name="T2"> </text:span><text:span text:style-name="T2">No</text:span><text:span text:style-name="T2">.</text:span>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ctivity</text:p>
          </table:table-cell>
          <table:table-cell table:style-name="Table1.A1" office:value-type="string">
            <text:p text:style-name="P11">Accountability</text:p>
          </table:table-cell>
          <table:table-cell table:style-name="Table1.A1" office:value-type="string">
            <text:p text:style-name="P11">Output</text:p>
          </table:table-cell>
          <table:table-cell table:style-name="Table1.A1" office:value-type="string">
            <text:p text:style-name="P11">Remarks</text:p>
          </table:table-cell>
        </table:table-row>
        <table:table-row>
          <table:table-cell table:style-name="Table1.A2" table:number-rows-spanned="18" office:value-type="string">
            <text:p text:style-name="P12">2</text:p>
          </table:table-cell>
          <table:table-cell table:style-name="Table1.A2" office:value-type="string">
            <text:p text:style-name="P2"><text:span text:style-name="T1">Feb</text:span><text:span text:style-name="T1"> 10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6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Upload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7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Upload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Matthew</text:span><text:span text:style-name="T1"> </text:span><text:span text:style-name="T1">Lopez</text:span></text:p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8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Upload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6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Create</text:span><text:span text:style-name="T1"> </text:span><text:span text:style-name="T1">Account</text:span><text:span text:style-name="T1"> </text:span><text:span text:style-name="T1">and</text:span><text:span text:style-name="T1"> </text:span><text:span text:style-name="T1">Login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7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Create</text:span><text:span text:style-name="T1"> </text:span><text:span text:style-name="T1">Account</text:span><text:span text:style-name="T1"> </text:span><text:span text:style-name="T1">and</text:span><text:span text:style-name="T1"> </text:span><text:span text:style-name="T1">Login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Matthew</text:span><text:span text:style-name="T1"> </text:span><text:span text:style-name="T1">Lopez</text:span></text:p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8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Create</text:span><text:span text:style-name="T1"> </text:span><text:span text:style-name="T1">Account</text:span><text:span text:style-name="T1"> </text:span><text:span text:style-name="T1">and</text:span><text:span text:style-name="T1"> </text:span><text:span text:style-name="T1">Login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6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Matthew</text:span><text:span text:style-name="T1"> </text:span><text:span text:style-name="T1">Lopez</text:span></text:p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7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8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Event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6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Matthew</text:span><text:span text:style-name="T1"> </text:span><text:span text:style-name="T1">Lopez</text:span></text:p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7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8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2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Finalize</text:span><text:span text:style-name="T1"> </text:span><text:span text:style-name="T1">Logo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2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Modify</text:span><text:span text:style-name="T1"> </text:span><text:span text:style-name="T1">and</text:span><text:span text:style-name="T1"> </text:span><text:span text:style-name="T1">Finalize</text:span><text:span text:style-name="T1"> </text:span><text:span text:style-name="T1">Database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2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2"><text:span text:style-name="T1">Jacob</text:span><text:span text:style-name="T1"> </text:span><text:span text:style-name="T1">Torres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9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2"><text:span text:style-name="T1">Diego</text:span><text:span text:style-name="T1"> </text:span><text:span text:style-name="T1">Dimaano</text:span></text:p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19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2"><text:span text:style-name="T1">Matthew</text:span><text:span text:style-name="T1"> </text:span><text:span text:style-name="T1">Lopez</text:span></text:p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  <table:table-row>
          <table:table-cell table:style-name="Table1.A2" table:number-rows-spanned="14" office:value-type="string">
            <text:p text:style-name="P12">3</text:p>
          </table:table-cell>
          <table:table-cell table:style-name="Table1.A2" office:value-type="string">
            <text:p text:style-name="P2"><text:span text:style-name="T1">Feb</text:span><text:span text:style-name="T1"> 24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Sync</text:span><text:span text:style-name="T1"> </text:span><text:span text:style-name="T1">Database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26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4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4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  <table:table-row>
          <table:table-cell table:style-name="Table1.A2" table:number-rows-spanned="10" office:value-type="string">
            <text:p text:style-name="P12">4</text:p>
          </table:table-cell>
          <table:table-cell table:style-name="Table1.A2" office:value-type="string">
            <text:p text:style-name="P2"><text:span text:style-name="T1">Mar</text:span><text:span text:style-name="T1"> 9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5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6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7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5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6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7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1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8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8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  <table:table-row>
          <table:table-cell table:style-name="Table1.A2" table:number-rows-spanned="16" office:value-type="string">
            <text:p text:style-name="P12">5</text:p>
          </table:table-cell>
          <table:table-cell table:style-name="Table1.A2" office:value-type="string">
            <text:p text:style-name="P2"><text:span text:style-name="T1">April</text:span><text:span text:style-name="T1"> 6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8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5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5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MT1" style:family="text"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page-layout style:name="Mpm1">
      <style:page-layout-properties fo:page-width="27.94cm" fo:page-height="21.59cm" style:num-format="1" style:print-orientation="portrait" fo:margin-top="2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csolamo</text:span><text:span text:style-name="MT1">:2</text:span><text:span text:style-name="MT1">nd</text:span><text:span text:style-name="MT1"> </text:span><text:span text:style-name="MT1">AY</text:span><text:span text:style-name="MT1"> 2015-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Jacob Torres</dc:creator>
    <meta:editing-cycles>1</meta:editing-cycles>
    <dc:date>2016-02-10T17:46:34</dc:date>
    <meta:document-statistic meta:table-count="1" meta:image-count="0" meta:object-count="0" meta:page-count="4" meta:paragraph-count="216" meta:word-count="752" meta:character-count="4682" meta:non-whitespace-character-count="4145"/>
  </office:meta>
</office:document-meta>
</file>